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rsid="0011ae9d" officeooo:paragraph-rsid="0011ae9d"/>
    </style:style>
    <style:style style:name="P4" style:family="paragraph" style:parent-style-name="Standard">
      <style:paragraph-properties fo:line-height="150%"/>
      <style:text-properties officeooo:rsid="0011ae9d" officeooo:paragraph-rsid="0011ae9d"/>
    </style:style>
    <style:style style:name="P5" style:family="paragraph" style:parent-style-name="Standard">
      <style:paragraph-properties fo:line-height="150%"/>
      <style:text-properties officeooo:rsid="00120020" officeooo:paragraph-rsid="0012002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o Pet Shop Cão Feliz </text:p>
      <text:p text:style-name="P2"/>
      <text:p text:style-name="P2">Desde 2015 o Pet Shop trabalha sem medir esforços para que você tenha um Cão Feliz, aqui você encontrará serviços de excelente qualidade, com o preço que cabe no seu bolso. O Pet Shop Cão Feliz está localizado na Vila Prudente - São Paulo – SP, venha nos visitar!!! </text:p>
      <text:p text:style-name="P2"/>
      <text:p text:style-name="P2">Nossos clientes costumam dizer: <text:span text:style-name="T1">“Se meu cão está feliz, eu também estou feliz, por isso eu adoro o trabalho desse Pet Shop”. </text:span></text:p>
      <text:p text:style-name="P2"/>
      <text:p text:style-name="P2">Trabalhamos com os melhores produtos e com uma variedade de serviços para seu pet, sempre que precisar, conte com nossos profissionais ou também conheça nossos parceiros, sendo eles, hotel canino, veterinários, adestradores e muito mais. </text:p>
      <text:p text:style-name="P2"/>
      <text:p text:style-name="P2"/>
      <text:p text:style-name="P2"/>
      <text:p text:style-name="P2"/>
      <text:p text:style-name="P3">Nosso Diferencial</text:p>
      <text:p text:style-name="P3">Profissionais de qualificados</text:p>
      <text:p text:style-name="P3">Produtos de qualidade</text:p>
      <text:p text:style-name="P3">Sistema leva e traz</text:p>
      <text:p text:style-name="P3"/>
      <text:p text:style-name="P3"/>
      <text:p text:style-name="P3"/>
      <text:p text:style-name="P3"/>
      <text:p text:style-name="P5">Banho</text:p>
      <text:p text:style-name="P5">Deixe seu pet cheiroso e limpinho</text:p>
      <text:p text:style-name="P5">R$: 70,00</text:p>
      <text:p text:style-name="P5"/>
      <text:p text:style-name="P5">Tosa Higiênica</text:p>
      <text:p text:style-name="P5">Seu pet mais livre, leve e solto</text:p>
      <text:p text:style-name="P5">R$: 60,00</text:p>
      <text:p text:style-name="P5"/>
      <text:p text:style-name="P5">Banho + Tosa</text:p>
      <text:p text:style-name="P5">A combinação perfeita</text:p>
      <text:p text:style-name="P5">R$:100,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21:32:51.454000000</meta:creation-date>
    <dc:date>2024-06-01T21:33:06.759000000</dc:date>
    <meta:editing-duration>PT38M52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150" meta:character-count="886" meta:non-whitespace-character-count="748"/>
  </office:meta>
</office:document-meta>
</file>